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 style:may-break-between-rows="false"/>
    </style:style>
    <style:style style:name="Table1.A" style:family="table-column">
      <style:table-column-properties style:column-width="1.0389in" style:rel-column-width="9830*"/>
    </style:style>
    <style:style style:name="Table1.B" style:family="table-column">
      <style:table-column-properties style:column-width="5.8861in" style:rel-column-width="5570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 fo:keep-with-next="always" style:may-break-between-rows="false"/>
    </style:style>
    <style:style style:name="Table2.A" style:family="table-column">
      <style:table-column-properties style:column-width="1.0389in" style:rel-column-width="9830*"/>
    </style:style>
    <style:style style:name="Table2.B" style:family="table-column">
      <style:table-column-properties style:column-width="5.8861in" style:rel-column-width="5570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 fo:keep-with-next="always" style:may-break-between-rows="false"/>
    </style:style>
    <style:style style:name="Table3.A" style:family="table-column">
      <style:table-column-properties style:column-width="1.0389in" style:rel-column-width="9830*"/>
    </style:style>
    <style:style style:name="Table3.B" style:family="table-column">
      <style:table-column-properties style:column-width="5.8861in" style:rel-column-width="5570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 fo:keep-with-next="always" style:may-break-between-rows="false"/>
    </style:style>
    <style:style style:name="Table4.A" style:family="table-column">
      <style:table-column-properties style:column-width="1.0389in" style:rel-column-width="9830*"/>
    </style:style>
    <style:style style:name="Table4.B" style:family="table-column">
      <style:table-column-properties style:column-width="5.8861in" style:rel-column-width="5570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25in" table:align="margins" fo:keep-with-next="always" style:may-break-between-rows="false"/>
    </style:style>
    <style:style style:name="Table5.A" style:family="table-column">
      <style:table-column-properties style:column-width="1.0389in" style:rel-column-width="9830*"/>
    </style:style>
    <style:style style:name="Table5.B" style:family="table-column">
      <style:table-column-properties style:column-width="5.8861in" style:rel-column-width="5570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table:align="margins" fo:keep-with-next="always" style:may-break-between-rows="false"/>
    </style:style>
    <style:style style:name="Table6.A" style:family="table-column">
      <style:table-column-properties style:column-width="1.0389in" style:rel-column-width="9830*"/>
    </style:style>
    <style:style style:name="Table6.B" style:family="table-column">
      <style:table-column-properties style:column-width="5.8861in" style:rel-column-width="55705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25in" table:align="margins" fo:keep-with-next="always" style:may-break-between-rows="false"/>
    </style:style>
    <style:style style:name="Table7.A" style:family="table-column">
      <style:table-column-properties style:column-width="1.0389in" style:rel-column-width="9830*"/>
    </style:style>
    <style:style style:name="Table7.B" style:family="table-column">
      <style:table-column-properties style:column-width="5.8861in" style:rel-column-width="55705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25in" table:align="margins" fo:keep-with-next="always" style:may-break-between-rows="false"/>
    </style:style>
    <style:style style:name="Table8.A" style:family="table-column">
      <style:table-column-properties style:column-width="1.0389in" style:rel-column-width="9830*"/>
    </style:style>
    <style:style style:name="Table8.B" style:family="table-column">
      <style:table-column-properties style:column-width="5.8861in" style:rel-column-width="55705*"/>
    </style:style>
    <style:style style:name="Table8.A1" style:family="table-cell">
      <style:table-cell-properties fo:padding="0in" fo:border="none"/>
    </style:style>
    <style:style style:name="fr1" style:family="graphic" style:parent-style-name="Interlin_20_Frame">
      <style:graphic-properties style:vertical-pos="top" style:vertical-rel="line" style:horizontal-pos="from-left" style:horizontal-rel="paragraph-content"/>
    </style:style>
    <style:style style:name="fr2" style:family="graphic" style:parent-style-name="Interlin_20_Frame">
      <style:graphic-properties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:\Jim\study\_computing\Office\OOo Linguistic Tools\testing\data files\FwLexicon\FwLexicon.lift" text:name="LTp_XML_filePath"/>
        <text:user-field-decl office:value-type="string" office:string-value="iru-x-X_ETIC" text:name="LTp_PhoneticWritingSystem"/>
        <text:user-field-decl office:value-type="string" office:string-value="1" text:name="LTp_ShowBrackets"/>
        <text:user-field-decl office:value-type="string" office:string-value="phonetic" text:name="LTp_Leftmost"/>
        <text:user-field-decl office:value-type="string" office:string-value="Lex Phonemic" text:name="LTp_StyleName_Phonemic"/>
        <text:user-field-decl office:value-type="string" office:string-value="Lex Phonetic" text:name="LTp_StyleName_Phonetic"/>
        <text:user-field-decl office:value-type="string" office:string-value="Lex Gloss" text:name="LTp_StyleName_Gloss"/>
        <text:user-field-decl office:value-type="string" office:string-value="Lex Reference Number" text:name="LTp_StyleName_RefNum"/>
        <text:user-field-decl office:value-type="string" office:string-value="Lex Example" text:name="LTp_StyleName_ExamplePara"/>
        <text:user-field-decl office:value-type="string" office:string-value="phm" text:name="LTp_SFMarker_Phonemic"/>
        <text:user-field-decl office:value-type="string" office:string-value="pht" text:name="LTp_SFMarker_Phonetic"/>
        <text:user-field-decl office:value-type="string" office:string-value="ge" text:name="LTp_SFMarker_Gloss"/>
        <text:user-field-decl office:value-type="string" office:string-value="ref" text:name="LTp_SFMarker_RefNum"/>
        <text:user-field-decl office:value-type="string" office:string-value="Existing" text:name="LTp_SearchFor"/>
        <text:user-field-decl office:value-type="string" office:string-value="JGDN01.1" text:name="LTp_EXREFNUM"/>
        <text:user-field-decl office:value-type="string" office:string-value="15" text:name="LTg_NumberingColWidth"/>
        <text:user-field-decl office:value-type="string" office:string-value="1" text:name="LTg_ComparisonDoc"/>
        <text:user-field-decl office:value-type="string" office:string-value="0.13" text:name="LTg_TableBottomMargin"/>
        <text:user-field-decl office:value-type="string" office:string-value="4" text:name="LTg_XML_fileCount"/>
        <text:user-field-decl office:value-type="string" office:string-value="D:\Jim\study\_computing\Office\OOo Linguistic Tools\testing\data files\ElicitedPhrases.xml" text:name="LTg_XML_filePath00"/>
        <text:user-field-decl office:value-type="string" office:string-value="" text:name="LTg_XML_filePrefix00"/>
        <text:user-field-decl office:value-type="string" office:string-value="D:\Jim\study\_computing\Office\OOo Linguistic Tools\testing\data files\ElicitedTexts.xml" text:name="LTg_XML_filePath01"/>
        <text:user-field-decl office:value-type="string" office:string-value="" text:name="LTg_XML_filePrefix01"/>
        <text:user-field-decl office:value-type="string" office:string-value="D:\Jim\study\_computing\Office\OOo Linguistic Tools\testing\data files\FwPigAndFox.xml" text:name="LTg_XML_filePath02"/>
        <text:user-field-decl office:value-type="string" office:string-value="Fw" text:name="LTg_XML_filePrefix02"/>
        <text:user-field-decl office:value-type="string" office:string-value="D:\Jim\study\_computing\Office\OOo Linguistic Tools\testing\data files\Irula.paxml" text:name="LTg_XML_filePath03"/>
        <text:user-field-decl office:value-type="string" office:string-value="" text:name="LTg_XML_filePrefix03"/>
        <text:user-field-decl office:value-type="string" office:string-value="1" text:name="LTg_ShowOrthoTextLine"/>
        <text:user-field-decl office:value-type="string" office:string-value="1" text:name="LTg_ShowText"/>
        <text:user-field-decl office:value-type="string" office:string-value="1" text:name="LTg_ShowOrthoMorphLine"/>
        <text:user-field-decl office:value-type="string" office:string-value="1" text:name="LTg_ShowMorphBreaks"/>
        <text:user-field-decl office:value-type="string" office:string-value="0" text:name="LTg_SeparateMorphColumns"/>
        <text:user-field-decl office:value-type="string" office:string-value="1" text:name="LTg_ShowPartOfSpeech"/>
        <text:user-field-decl office:value-type="string" office:string-value="0" text:name="LTg_FreeTransInQuotes"/>
        <text:user-field-decl office:value-type="string" office:string-value="0" text:name="LTg_POS_AboveGloss"/>
        <text:user-field-decl office:value-type="string" office:string-value="0" text:name="LTg_InsertNumbering"/>
        <text:user-field-decl office:value-type="string" office:string-value="1" text:name="LTg_MakeOuterTable"/>
        <text:user-field-decl office:value-type="string" office:string-value="frames" text:name="LTg_Method"/>
        <text:user-field-decl office:value-type="string" office:string-value="Interlin Orthographic" text:name="LTg_StyleName_Orthographic"/>
        <text:user-field-decl office:value-type="string" office:string-value="Interlin Base" text:name="LTg_StyleName_Text"/>
        <text:user-field-decl office:value-type="string" office:string-value="Interlin Morph" text:name="LTg_StyleName_Morpheme"/>
        <text:user-field-decl office:value-type="string" office:string-value="Interlin Orthographic Morph" text:name="LTg_StyleName_OrthographicMorph"/>
        <text:user-field-decl office:value-type="string" office:string-value="Interlin POS" text:name="LTg_StyleName_POS"/>
        <text:user-field-decl office:value-type="string" office:string-value="Interlin Gloss" text:name="LTg_StyleName_Gloss"/>
        <text:user-field-decl office:value-type="string" office:string-value="Interlin Freeform Gloss" text:name="LTg_StyleName_FreeTxln"/>
        <text:user-field-decl office:value-type="string" office:string-value="Interlin Reference Number" text:name="LTg_StyleName_RefNum"/>
        <text:user-field-decl office:value-type="string" office:string-value="Interlin Example Number" text:name="LTg_StyleName_NumPara"/>
        <text:user-field-decl office:value-type="string" office:string-value="Interlin Frame" text:name="LTg_StyleName_InterlinearFrame"/>
        <text:user-field-decl office:value-type="string" office:string-value="Interlin Morpheme Frame" text:name="LTg_StyleName_MorphemeFrame"/>
        <text:user-field-decl office:value-type="string" office:string-value="ref" text:name="LTg_SFMarker_RefNum"/>
        <text:user-field-decl office:value-type="string" office:string-value="tor" text:name="LTg_SFMarker_Orthographic"/>
        <text:user-field-decl office:value-type="string" office:string-value="tx" text:name="LTg_SFMarker_Text"/>
        <text:user-field-decl office:value-type="string" office:string-value="mor" text:name="LTg_SFMarker_OrthographicMorph"/>
        <text:user-field-decl office:value-type="string" office:string-value="mb" text:name="LTg_SFMarker_Morpheme"/>
        <text:user-field-decl office:value-type="string" office:string-value="ge" text:name="LTg_SFMarker_Gloss"/>
        <text:user-field-decl office:value-type="string" office:string-value="ps" text:name="LTg_SFMarker_POS"/>
        <text:user-field-decl office:value-type="string" office:string-value="ft" text:name="LTg_SFMarker_FreeTxln"/>
        <text:user-field-decl office:value-type="string" office:string-value="RefNum" text:name="LTg_SearchFor"/>
        <text:user-field-decl office:value-type="string" office:string-value="Fw2.2" text:name="LTg_EXREFNUM"/>
        <text:user-field-decl office:value-type="string" office:string-value="2" text:name="LTg_StartingOuterRowHeight"/>
        <text:user-field-decl office:value-type="string" office:string-value="(1,first person,False,6)(1PL,,False,2)(1SG,,False,1)(2,second person,False,5)(3,third person,False,5)(3SM,Third masculine singular,False,4)(A,agent-like argument of canonical transitive verb,False,9)(ABL,ablative,False,2)(ABS,absolutive,False,0)(ACC,accusative,False,2)(ADJ,Adjective,False,2)(ADV,adverb,False,3)(AGR,agreement,False,0)(ALL,allative,False,3)(ALLAT,,False,2)(ANTIP,antipassive,False,0)(APPL,applicative,False,0)(ART,article,False,0)(AUX,auxiliary,False,0)(BEN,benefactive,False,0)(CAUS,causative,False,0)(CLF,classifier,False,0)(COM,comitative,False,0)(COMP,complementizer,False,0)(COMPL,completive,False,0)(COND,conditional,False,0)(COP,copula,False,0)(CVB,converb,False,0)(DAT,dative,False,2)(DECL,declarative,False,0)(DEF,definite,False,0)(DEM,demonstrative,False,2)(DET,determiner,False,7)(DIST,distal,False,0)(DISTR,distributive,False,0)(DU,dual,False,0)(DUR,durative,False,0)(ERG,ergative,False,0)(EXCL,exclusive,False,0)(F,feminine,False,0)(FOC,focus,False,0)(FUT,future,False,0)(GEN,genitive,False,4)(IMP,imperative,False,0)(INCL,inclusive,False,0)(IND,indicative,False,0)(INDF,indefinite,False,0)(INF,infinitive,False,2)(INS,instrumental,False,0)(INTR,intransitive,False,0)(IPFV,imperfective,False,0)(IRR,irrealis,False,0)(LOC,locative,False,5)(M,masculine,False,0)(N,neuter,False,15)(N,non- \(e.g. NSG nonsingular\, NPST nonpast\),False,15)(NEG,negation\, negative,False,0)(NMLZ,nominalizer/nominalization,False,0)(NOM,nominative,False,0)(OBJ,object,False,0)(OBL,oblique,False,0)(P,patient-like argument of canonical transitive verb,False,0)(PASS,passive,False,0)(PFV,perfective,False,0)(PL,plural,False,0)(PN,proper noun,False,5)(POSS,possessive,False,0)(PRED,predicative,False,0)(PRF,perfect,False,0)(PROG,progressive,False,2)(PROH,prohibitive,False,0)(PROX,proximal/proximate,False,0)(PRS,present,False,0)(PST,past,False,0)(PTC,,False,5)(PTCP,participle,False,0)(PURP,purposive,False,0)(Q,question particle/marker,False,0)(QUOT,quotative,False,0)(RECP,reciprocal,False,0)(REFL,reflexive,False,0)(REL,relative,False,0)(RES,resultative,False,0)(S,single argument of canonical intransitive verb,False,0)(SBJ,subject,False,0)(SBJV,subjunctive,False,0)(SG,singular,False,0)(TOP,topic,False,0)(TR,transitive,False,0)(VOC,vocative,False,0)" text:name="LTa_Abbreviations"/>
        <text:user-field-decl office:value-type="string" office:string-value="5" text:name="LTa_MaxSearchLength"/>
        <text:user-field-decl office:value-type="string" office:string-value="Abbreviation Item" text:name="LTa_StyleName_Abbrev"/>
        <text:user-field-decl office:value-type="string" office:string-value="Interlin Gloss" text:name="LTa_SearchParaStyle"/>
        <text:user-field-decl office:value-type="string" office:string-value="suffix" text:name="LTa_SearchAffix"/>
        <text:user-field-decl office:value-type="string" office:string-value="0" text:name="LTa_SearchUpperCase"/>
        <text:user-field-decl office:value-type="string" office:string-value="UPPER" text:name="LTa_AllCaps"/>
      </text:user-field-decls>
      <text:p text:style-name="Standard"/>
      <text:p text:style-name="Lex_20_Example"><text:span text:style-name="Lex_20_Phonemic"><text:tab/>//<text:tab/></text:span><text:span text:style-name="Lex_20_Phonetic">[ɯru]<text:tab/></text:span><text:span text:style-name="Lex_20_Gloss">'hometown'<text:tab/></text:span><text:span text:style-name="Lex_20_Reference_20_Number">JPDN29.1</text:span></text:p>
      <text:p text:style-name="Lex_20_Example"><text:span text:style-name="Lex_20_Phonemic"><text:tab/>//<text:tab/></text:span><text:span text:style-name="Lex_20_Phonetic">[neɾa]<text:tab/></text:span><text:span text:style-name="Lex_20_Gloss">'awhile'<text:tab/></text:span><text:span text:style-name="Lex_20_Reference_20_Number">JPDN30.3</text:span></text:p>
      <text:p text:style-name="Lex_20_Example"><text:span text:style-name="Lex_20_Phonemic"><text:tab/>/aɖupa/<text:tab/></text:span><text:span text:style-name="Lex_20_Phonetic">[aɖɨpa]<text:tab/></text:span><text:span text:style-name="Lex_20_Gloss">'kitchen.stove'<text:tab/></text:span><text:span text:style-name="Lex_20_Reference_20_Number">JPDN37.6</text:span></text:p>
      <text:p text:style-name="Lex_20_Example"><text:span text:style-name="Lex_20_Phonemic"><text:tab/>//<text:tab/></text:span><text:span text:style-name="Lex_20_Phonetic">[aʈali]<text:tab/></text:span><text:span text:style-name="Lex_20_Gloss">'shelf'<text:tab/></text:span><text:span text:style-name="Lex_20_Reference_20_Number">JPDN38.7</text:span></text:p>
      <text:p text:style-name="Lex_20_Example"><text:span text:style-name="Lex_20_Phonemic"><text:tab/>//<text:tab/></text:span><text:span text:style-name="Lex_20_Phonetic">[uɲdʒi]<text:tab/></text:span><text:span text:style-name="Lex_20_Gloss">'eating plate'<text:tab/></text:span><text:span text:style-name="Lex_20_Reference_20_Number">JPDN37.5</text:span></text:p>
      <text:p text:style-name="Lex_20_Example"><text:span text:style-name="Lex_20_Phonemic"><text:tab/>/pane/<text:tab/></text:span><text:span text:style-name="Lex_20_Phonetic">[pæne]<text:tab/></text:span><text:span text:style-name="Lex_20_Gloss">'vessel.to.store.rice'<text:tab/></text:span><text:span text:style-name="Lex_20_Reference_20_Number">JPDN37.4</text:span></text:p>
      <text:p text:style-name="Standard"/>
      <text:p text:style-name="Lex_20_Example"><text:span text:style-name="Lex_20_Phonemic"><text:tab/>//<text:tab/></text:span><text:span text:style-name="Lex_20_Phonetic">[ɯru]<text:tab/></text:span><text:span text:style-name="Lex_20_Gloss">'hometown'<text:tab/></text:span><text:span text:style-name="Lex_20_Reference_20_Number">JPDN29.1</text:span></text:p>
      <text:p text:style-name="Lex_20_Example"><text:span text:style-name="Lex_20_Phonemic"><text:tab/>//<text:tab/></text:span><text:span text:style-name="Lex_20_Phonetic">[neɾa]<text:tab/></text:span><text:span text:style-name="Lex_20_Gloss">'awhile'<text:tab/></text:span><text:span text:style-name="Lex_20_Reference_20_Number">JPDN30.3</text:span></text:p>
      <text:p text:style-name="Lex_20_Example"><text:span text:style-name="Lex_20_Phonemic"><text:tab/>/aɖupa/<text:tab/></text:span><text:span text:style-name="Lex_20_Phonetic">[aɖɨpa]<text:tab/></text:span><text:span text:style-name="Lex_20_Gloss">'kitchen.stove'<text:tab/></text:span><text:span text:style-name="Lex_20_Reference_20_Number">JPDN37.6</text:span></text:p>
      <text:p text:style-name="Lex_20_Example"><text:span text:style-name="Lex_20_Phonemic"><text:tab/>//<text:tab/></text:span><text:span text:style-name="Lex_20_Phonetic">[aʈali]<text:tab/></text:span><text:span text:style-name="Lex_20_Gloss">'shelf'<text:tab/></text:span><text:span text:style-name="Lex_20_Reference_20_Number">JPDN38.7</text:span></text:p>
      <text:p text:style-name="Lex_20_Example"><text:span text:style-name="Lex_20_Phonemic"><text:tab/>//<text:tab/></text:span><text:span text:style-name="Lex_20_Phonetic">[uɲdʒi]<text:tab/></text:span><text:span text:style-name="Lex_20_Gloss">'eating plate'<text:tab/></text:span><text:span text:style-name="Lex_20_Reference_20_Number">JPDN37.5</text:span></text:p>
      <text:p text:style-name="Lex_20_Example"><text:span text:style-name="Lex_20_Phonemic"><text:tab/>/pane/<text:tab/></text:span><text:span text:style-name="Lex_20_Phonetic">[pæne]<text:tab/></text:span><text:span text:style-name="Lex_20_Gloss">'vessel.to.store.rice'<text:tab/></text:span><text:span text:style-name="Lex_20_Reference_20_Number">JPDN37.4</text:span></text:p>
      <text:p text:style-name="Standard"/>
      <text:p text:style-name="Lex_20_Example"><text:span text:style-name="Lex_20_Phonetic"><text:tab/>[]<text:tab/></text:span><text:span text:style-name="Lex_20_Phonemic">/ella/<text:tab/></text:span><text:span text:style-name="Lex_20_Gloss">'all'<text:tab/></text:span><text:span text:style-name="Lex_20_Reference_20_Number">JGDN02.3</text:span></text:p>
      <text:p text:style-name="Lex_20_Example"><text:span text:style-name="Lex_20_Phonetic"><text:tab/>[]<text:tab/></text:span><text:span text:style-name="Lex_20_Phonemic">/ellaːmu/<text:tab/></text:span><text:span text:style-name="Lex_20_Gloss">'all'<text:tab/></text:span><text:span text:style-name="Lex_20_Reference_20_Number">JGDN02.4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Interlin_20_Example_20_Number">()</text:p>
          </table:table-cell>
          <table:table-cell table:style-name="Table1.A1" office:value-type="string">
            <text:p text:style-name="Table_20_Contents"><draw:frame draw:style-name="fr1" draw:name="Frame1" text:anchor-type="as-char" fo:min-width="0.0161in" draw:z-index="0"><draw:text-box fo:min-height="0.0161in"><text:p text:style-name="Interlin_20_Orthographic"/><text:p text:style-name="Interlin_20_Base">oɾu</text:p><text:p text:style-name="Interlin_20_Orthographic_20_Morph"/><text:p text:style-name="Interlin_20_Morph">oɾu</text:p><text:p text:style-name="Interlin_20_Gloss">a</text:p><text:p text:style-name="Interlin_20_POS">det </text:p></draw:text-box></draw:frame><draw:frame draw:style-name="fr2" draw:name="Frame2" text:anchor-type="as-char" fo:min-width="0.0161in" draw:z-index="1"><draw:text-box fo:min-height="0.0161in"><text:p text:style-name="Interlin_20_Orthographic"/><text:p text:style-name="Interlin_20_Base">uːɾud̪i</text:p><text:p text:style-name="Interlin_20_Orthographic_20_Morph"/><text:p text:style-name="Interlin_20_Morph">uːɾu-d̪i</text:p><text:p text:style-name="Interlin_20_Gloss">village-LOC.in</text:p><text:p text:style-name="Interlin_20_POS">n </text:p></draw:text-box></draw:frame><draw:frame draw:style-name="fr2" draw:name="Frame3" text:anchor-type="as-char" fo:min-width="0.0161in" draw:z-index="2"><draw:text-box fo:min-height="0.0161in"><text:p text:style-name="Interlin_20_Orthographic"/><text:p text:style-name="Interlin_20_Base">muːpa</text:p><text:p text:style-name="Interlin_20_Orthographic_20_Morph"/><text:p text:style-name="Interlin_20_Morph">muːpan</text:p><text:p text:style-name="Interlin_20_Gloss">village.leader</text:p><text:p text:style-name="Interlin_20_POS">n </text:p></draw:text-box></draw:frame><draw:frame draw:style-name="fr2" draw:name="Frame4" text:anchor-type="as-char" fo:min-width="0.0161in" draw:z-index="3"><draw:text-box fo:min-height="0.0161in"><text:p text:style-name="Interlin_20_Orthographic"/><text:p text:style-name="Interlin_20_Base">iɾund̪æ.</text:p><text:p text:style-name="Interlin_20_Orthographic_20_Morph"/><text:p text:style-name="Interlin_20_Morph">iɾu-t̪t̪-an</text:p><text:p text:style-name="Interlin_20_Gloss">be-past-3sm</text:p><text:p text:style-name="Interlin_20_POS">v </text:p></draw:text-box></draw:frame></text:p>
            <text:p text:style-name="Interlin_20_Freeform_20_Gloss">In a village there was a headman.<text:span text:style-name="Interlin_20_Reference_20_Number"> <text:s text:c="3"/>Fw1.1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Interlin_20_Example_20_Number">()</text:p>
          </table:table-cell>
          <table:table-cell table:style-name="Table2.A1" office:value-type="string">
            <text:p text:style-name="Table_20_Contents"><draw:frame draw:style-name="fr1" draw:name="Frame5" text:anchor-type="as-char" fo:min-width="0.0161in" draw:z-index="4"><draw:text-box fo:min-height="0.0161in"><text:p text:style-name="Interlin_20_Orthographic"/><text:p text:style-name="Interlin_20_Base">aʋant̪u</text:p><text:p text:style-name="Interlin_20_Orthographic_20_Morph"/><text:p text:style-name="Interlin_20_Morph">aʋan-ut̪t̪u</text:p><text:p text:style-name="Interlin_20_Gloss">he-GEN</text:p><text:p text:style-name="Interlin_20_POS">pro </text:p></draw:text-box></draw:frame><draw:frame draw:style-name="fr1" draw:name="Frame6" text:anchor-type="as-char" fo:min-width="0.0161in" draw:z-index="5"><draw:text-box fo:min-height="0.0161in"><text:p text:style-name="Interlin_20_Orthographic"/><text:p text:style-name="Interlin_20_Base">kuːɾeːd̪i</text:p><text:p text:style-name="Interlin_20_Orthographic_20_Morph"/><text:p text:style-name="Interlin_20_Morph">kuːɾeː-d̪i</text:p><text:p text:style-name="Interlin_20_Gloss">house-LOC.in</text:p><text:p text:style-name="Interlin_20_POS">n </text:p></draw:text-box></draw:frame><draw:frame draw:style-name="fr1" draw:name="Frame7" text:anchor-type="as-char" fo:min-width="0.0161in" draw:z-index="6"><draw:text-box fo:min-height="0.0161in"><text:p text:style-name="Interlin_20_Orthographic"/><text:p text:style-name="Interlin_20_Base">oɾu</text:p><text:p text:style-name="Interlin_20_Orthographic_20_Morph"/><text:p text:style-name="Interlin_20_Morph">oɾu</text:p><text:p text:style-name="Interlin_20_Gloss">a</text:p><text:p text:style-name="Interlin_20_POS">det </text:p></draw:text-box></draw:frame><draw:frame draw:style-name="fr1" draw:name="Frame8" text:anchor-type="as-char" fo:min-width="0.0161in" draw:z-index="7"><draw:text-box fo:min-height="0.0161in"><text:p text:style-name="Interlin_20_Orthographic"/><text:p text:style-name="Interlin_20_Base">pand̪imu</text:p><text:p text:style-name="Interlin_20_Orthographic_20_Morph"/><text:p text:style-name="Interlin_20_Morph">pand̪i-umu</text:p><text:p text:style-name="Interlin_20_Gloss">pig-and</text:p><text:p text:style-name="Interlin_20_POS">n </text:p></draw:text-box></draw:frame><draw:frame draw:style-name="fr1" draw:name="Frame9" text:anchor-type="as-char" fo:min-width="0.0161in" draw:z-index="8"><draw:text-box fo:min-height="0.0161in"><text:p text:style-name="Interlin_20_Orthographic"/><text:p text:style-name="Interlin_20_Base">kullanaɾumu</text:p><text:p text:style-name="Interlin_20_Orthographic_20_Morph"/><text:p text:style-name="Interlin_20_Morph">kullanna-umu</text:p><text:p text:style-name="Interlin_20_Gloss">small.fox-and</text:p><text:p text:style-name="Interlin_20_POS">n </text:p></draw:text-box></draw:frame><draw:frame draw:style-name="fr1" draw:name="Frame10" text:anchor-type="as-char" fo:min-width="0.0161in" draw:z-index="9"><draw:text-box fo:min-height="0.0161in"><text:p text:style-name="Interlin_20_Orthographic"/><text:p text:style-name="Interlin_20_Base">ʋaːɭt̪u</text:p><text:p text:style-name="Interlin_20_Orthographic_20_Morph"/><text:p text:style-name="Interlin_20_Morph">ʋaːɭu-t̪u</text:p><text:p text:style-name="Interlin_20_Gloss">live-ptc</text:p><text:p text:style-name="Interlin_20_POS">v </text:p></draw:text-box></draw:frame><draw:frame draw:style-name="fr1" draw:name="Frame11" text:anchor-type="as-char" fo:min-width="0.0161in" draw:z-index="10"><draw:text-box fo:min-height="0.0161in"><text:p text:style-name="Interlin_20_Orthographic"/><text:p text:style-name="Interlin_20_Base">ʋand̪æ.</text:p><text:p text:style-name="Interlin_20_Orthographic_20_Morph"/><text:p text:style-name="Interlin_20_Morph">ʋaː-t̪t̪-an</text:p><text:p text:style-name="Interlin_20_Gloss">come-past-3sm</text:p><text:p text:style-name="Interlin_20_POS">v </text:p></draw:text-box></draw:frame></text:p>
            <text:p text:style-name="Interlin_20_Freeform_20_Gloss">In his house he kept one pig and one fox .<text:span text:style-name="Interlin_20_Reference_20_Number"> <text:s text:c="3"/>Fw1.2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Interlin_20_Example_20_Number">()</text:p>
          </table:table-cell>
          <table:table-cell table:style-name="Table3.A1" office:value-type="string">
            <text:p text:style-name="Table_20_Contents"><draw:frame draw:style-name="fr1" draw:name="Frame12" text:anchor-type="as-char" fo:min-width="0.0161in" draw:z-index="11"><draw:text-box fo:min-height="0.0161in"><text:p text:style-name="Interlin_20_Orthographic"/><text:p text:style-name="Interlin_20_Base">oɾu</text:p><text:p text:style-name="Interlin_20_Orthographic_20_Morph"/><text:p text:style-name="Interlin_20_Morph">oɾu</text:p><text:p text:style-name="Interlin_20_Gloss">a</text:p><text:p text:style-name="Interlin_20_POS">det </text:p></draw:text-box></draw:frame><draw:frame draw:style-name="fr1" draw:name="Frame13" text:anchor-type="as-char" fo:min-width="0.0161in" draw:z-index="12"><draw:text-box fo:min-height="0.0161in"><text:p text:style-name="Interlin_20_Orthographic"/><text:p text:style-name="Interlin_20_Base">naːlu</text:p><text:p text:style-name="Interlin_20_Orthographic_20_Morph"/><text:p text:style-name="Interlin_20_Morph">naːɭu</text:p><text:p text:style-name="Interlin_20_Gloss">day</text:p><text:p text:style-name="Interlin_20_POS">n </text:p></draw:text-box></draw:frame><draw:frame draw:style-name="fr1" draw:name="Frame14" text:anchor-type="as-char" fo:min-width="0.0161in" draw:z-index="13"><draw:text-box fo:min-height="0.0161in"><text:p text:style-name="Interlin_20_Orthographic"/><text:p text:style-name="Interlin_20_Base">aː</text:p><text:p text:style-name="Interlin_20_Orthographic_20_Morph"/><text:p text:style-name="Interlin_20_Morph">a</text:p><text:p text:style-name="Interlin_20_Gloss">that</text:p><text:p text:style-name="Interlin_20_POS">det </text:p></draw:text-box></draw:frame><draw:frame draw:style-name="fr1" draw:name="Frame15" text:anchor-type="as-char" fo:min-width="0.0161in" draw:z-index="14"><draw:text-box fo:min-height="0.0161in"><text:p text:style-name="Interlin_20_Orthographic"/><text:p text:style-name="Interlin_20_Base">uːɾu</text:p><text:p text:style-name="Interlin_20_Orthographic_20_Morph"/><text:p text:style-name="Interlin_20_Morph">uːɾu</text:p><text:p text:style-name="Interlin_20_Gloss">village</text:p><text:p text:style-name="Interlin_20_POS">n </text:p></draw:text-box></draw:frame><draw:frame draw:style-name="fr1" draw:name="Frame16" text:anchor-type="as-char" fo:min-width="0.0161in" draw:z-index="15"><draw:text-box fo:min-height="0.0161in"><text:p text:style-name="Interlin_20_Orthographic"/><text:p text:style-name="Interlin_20_Base">muːpa</text:p><text:p text:style-name="Interlin_20_Orthographic_20_Morph"/><text:p text:style-name="Interlin_20_Morph">muːpan</text:p><text:p text:style-name="Interlin_20_Gloss">village.leader</text:p><text:p text:style-name="Interlin_20_POS">n </text:p></draw:text-box></draw:frame><draw:frame draw:style-name="fr1" draw:name="Frame17" text:anchor-type="as-char" fo:min-width="0.0161in" draw:z-index="16"><draw:text-box fo:min-height="0.0161in"><text:p text:style-name="Interlin_20_Orthographic"/><text:p text:style-name="Interlin_20_Base">iʋaɾut̪t̪u</text:p><text:p text:style-name="Interlin_20_Orthographic_20_Morph"/><text:p text:style-name="Interlin_20_Morph"/><text:p text:style-name="Interlin_20_Gloss">this-they-GEN</text:p><text:p text:style-name="Interlin_20_POS"/></draw:text-box></draw:frame><draw:frame draw:style-name="fr1" draw:name="Frame18" text:anchor-type="as-char" fo:min-width="0.0161in" draw:z-index="17"><draw:text-box fo:min-height="0.0161in"><text:p text:style-name="Interlin_20_Orthographic"/><text:p text:style-name="Interlin_20_Base">ʋeːlene</text:p><text:p text:style-name="Interlin_20_Orthographic_20_Morph"/><text:p text:style-name="Interlin_20_Morph"/><text:p text:style-name="Interlin_20_Gloss">work-ACC</text:p><text:p text:style-name="Interlin_20_POS"/></draw:text-box></draw:frame><draw:frame draw:style-name="fr1" draw:name="Frame19" text:anchor-type="as-char" fo:min-width="0.0161in" draw:z-index="18"><draw:text-box fo:min-height="0.0161in"><text:p text:style-name="Interlin_20_Orthographic"/><text:p text:style-name="Interlin_20_Base">pakkaku</text:p><text:p text:style-name="Interlin_20_Orthographic_20_Morph"/><text:p text:style-name="Interlin_20_Morph"/><text:p text:style-name="Interlin_20_Gloss">look-inf-DAT</text:p><text:p text:style-name="Interlin_20_POS"/></draw:text-box></draw:frame><draw:frame draw:style-name="fr1" draw:name="Frame20" text:anchor-type="as-char" fo:min-width="0.0161in" draw:z-index="19"><draw:text-box fo:min-height="0.0161in"><text:p text:style-name="Interlin_20_Orthographic"/><text:p text:style-name="Interlin_20_Base">ʋand̪u</text:p><text:p text:style-name="Interlin_20_Orthographic_20_Morph"/><text:p text:style-name="Interlin_20_Morph"/><text:p text:style-name="Interlin_20_Gloss">come-ptc</text:p><text:p text:style-name="Interlin_20_POS"/></draw:text-box></draw:frame><draw:frame draw:style-name="fr2" draw:name="Frame21" text:anchor-type="as-char" fo:min-width="0.0161in" draw:z-index="20"><draw:text-box fo:min-height="0.0161in"><text:p text:style-name="Interlin_20_Orthographic"/><text:p text:style-name="Interlin_20_Base">oliɾund̪u</text:p><text:p text:style-name="Interlin_20_Orthographic_20_Morph"/><text:p text:style-name="Interlin_20_Morph"/><text:p text:style-name="Interlin_20_Gloss">hide-perfect-ptc</text:p><text:p text:style-name="Interlin_20_POS"/></draw:text-box></draw:frame><draw:frame draw:style-name="fr2" draw:name="Frame22" text:anchor-type="as-char" fo:min-width="0.0161in" draw:z-index="21"><draw:text-box fo:min-height="0.0161in"><text:p text:style-name="Interlin_20_Orthographic"/><text:p text:style-name="Interlin_20_Base">pat̪t̪æ.</text:p><text:p text:style-name="Interlin_20_Orthographic_20_Morph"/><text:p text:style-name="Interlin_20_Morph"/><text:p text:style-name="Interlin_20_Gloss">look-past-3sm</text:p><text:p text:style-name="Interlin_20_POS"/></draw:text-box></draw:frame></text:p>
            <text:p text:style-name="Interlin_20_Freeform_20_Gloss">One day that village headman came to see their work, and he watched by hiding himself.<text:span text:style-name="Interlin_20_Reference_20_Number"> <text:s text:c="3"/>Fw2.1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Interlin_20_Example_20_Number">()</text:p>
          </table:table-cell>
          <table:table-cell table:style-name="Table4.A1" office:value-type="string">
            <text:p text:style-name="Table_20_Contents"><draw:frame draw:style-name="fr1" draw:name="Frame23" text:anchor-type="as-char" fo:min-width="0.0161in" draw:z-index="22"><draw:text-box fo:min-height="0.0161in"><text:p text:style-name="Interlin_20_Orthographic"/><text:p text:style-name="Interlin_20_Base">aː</text:p><text:p text:style-name="Interlin_20_Orthographic_20_Morph"/><text:p text:style-name="Interlin_20_Morph">a</text:p><text:p text:style-name="Interlin_20_Gloss">that</text:p><text:p text:style-name="Interlin_20_POS">det </text:p></draw:text-box></draw:frame><draw:frame draw:style-name="fr2" draw:name="Frame24" text:anchor-type="as-char" fo:min-width="0.0161in" draw:z-index="23"><draw:text-box fo:min-height="0.0161in"><text:p text:style-name="Interlin_20_Orthographic"/><text:p text:style-name="Interlin_20_Base">neːɾat̪t̪i</text:p><text:p text:style-name="Interlin_20_Orthographic_20_Morph"/><text:p text:style-name="Interlin_20_Morph"/><text:p text:style-name="Interlin_20_Gloss">time-LOC.at</text:p><text:p text:style-name="Interlin_20_POS"/></draw:text-box></draw:frame><draw:frame draw:style-name="fr2" draw:name="Frame25" text:anchor-type="as-char" fo:min-width="0.0161in" draw:z-index="24"><draw:text-box fo:min-height="0.0161in"><text:p text:style-name="Interlin_20_Orthographic"/><text:p text:style-name="Interlin_20_Base">iː</text:p><text:p text:style-name="Interlin_20_Orthographic_20_Morph"/><text:p text:style-name="Interlin_20_Morph">iː</text:p><text:p text:style-name="Interlin_20_Gloss">this</text:p><text:p text:style-name="Interlin_20_POS">det </text:p></draw:text-box></draw:frame><draw:frame draw:style-name="fr2" draw:name="Frame26" text:anchor-type="as-char" fo:min-width="0.0161in" draw:z-index="25"><draw:text-box fo:min-height="0.0161in"><text:p text:style-name="Interlin_20_Orthographic"/><text:p text:style-name="Interlin_20_Base">kullanna</text:p><text:p text:style-name="Interlin_20_Orthographic_20_Morph"/><text:p text:style-name="Interlin_20_Morph">kullanna</text:p><text:p text:style-name="Interlin_20_Gloss">small.fox</text:p><text:p text:style-name="Interlin_20_POS">n </text:p></draw:text-box></draw:frame><draw:frame draw:style-name="fr2" draw:name="Frame27" text:anchor-type="as-char" fo:min-width="0.0161in" draw:z-index="26"><draw:text-box fo:min-height="0.0161in"><text:p text:style-name="Interlin_20_Orthographic"/><text:p text:style-name="Interlin_20_Base">d̪uɾi</text:p><text:p text:style-name="Interlin_20_Orthographic_20_Morph"/><text:p text:style-name="Interlin_20_Morph">d̪uːɾi</text:p><text:p text:style-name="Interlin_20_Gloss">swing</text:p><text:p text:style-name="Interlin_20_POS">n </text:p></draw:text-box></draw:frame><draw:frame draw:style-name="fr2" draw:name="Frame28" text:anchor-type="as-char" fo:min-width="0.0161in" draw:z-index="27"><draw:text-box fo:min-height="0.0161in"><text:p text:style-name="Interlin_20_Orthographic"/><text:p text:style-name="Interlin_20_Base">aːɖikonɖiɾund̪æ.</text:p><text:p text:style-name="Interlin_20_Orthographic_20_Morph"/><text:p text:style-name="Interlin_20_Morph"/><text:p text:style-name="Interlin_20_Gloss">play-prog-ptc-perfect-past-3sm</text:p><text:p text:style-name="Interlin_20_POS"/></draw:text-box></draw:frame></text:p>
            <text:p text:style-name="Interlin_20_Freeform_20_Gloss">At that time this fox was playing in the swing. [a: ne:ra]-tti<text:span text:style-name="Interlin_20_Reference_20_Number"> <text:s text:c="3"/>Fw2.2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Interlin_20_Example_20_Number">()</text:p>
          </table:table-cell>
          <table:table-cell table:style-name="Table5.A1" office:value-type="string">
            <text:p text:style-name="Table_20_Contents"><draw:frame draw:style-name="fr1" draw:name="Frame29" text:anchor-type="as-char" fo:min-width="0.0161in" draw:z-index="28"><draw:text-box fo:min-height="0.0161in"><text:p text:style-name="Interlin_20_Orthographic"/><text:p text:style-name="Interlin_20_Base">emutu</text:p><text:p text:style-name="Interlin_20_Orthographic_20_Morph"/><text:p text:style-name="Interlin_20_Morph">naːmu-t̪u</text:p><text:p text:style-name="Interlin_20_Gloss">we-GEN</text:p><text:p text:style-name="Interlin_20_POS">pro</text:p></draw:text-box></draw:frame><draw:frame draw:style-name="fr2" draw:name="Frame30" text:anchor-type="as-char" fo:min-width="0.0161in" draw:z-index="29"><draw:text-box fo:min-height="0.0161in"><text:p text:style-name="Interlin_20_Orthographic"/><text:p text:style-name="Interlin_20_Base">uːɾu</text:p><text:p text:style-name="Interlin_20_Orthographic_20_Morph"/><text:p text:style-name="Interlin_20_Morph">uːɾu</text:p><text:p text:style-name="Interlin_20_Gloss">village</text:p><text:p text:style-name="Interlin_20_POS">n</text:p></draw:text-box></draw:frame><draw:frame draw:style-name="fr2" draw:name="Frame31" text:anchor-type="as-char" fo:min-width="0.0161in" draw:z-index="30"><draw:text-box fo:min-height="0.0161in"><text:p text:style-name="Interlin_20_Orthographic"/><text:p text:style-name="Interlin_20_Base">ʋaʈʈalakki.</text:p><text:p text:style-name="Interlin_20_Orthographic_20_Morph"/><text:p text:style-name="Interlin_20_Morph">ʋaʈʈalakki</text:p><text:p text:style-name="Interlin_20_Gloss">Vattalakki.village</text:p><text:p text:style-name="Interlin_20_POS">Pn</text:p></draw:text-box></draw:frame></text:p>
            <text:p text:style-name="Interlin_20_Freeform_20_Gloss">My village is Vattalakki.<text:span text:style-name="Interlin_20_Reference_20_Number"> <text:s text:c="3"/>JPDN29.1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Interlin_20_Example_20_Number">()</text:p>
          </table:table-cell>
          <table:table-cell table:style-name="Table6.A1" office:value-type="string">
            <text:p text:style-name="Table_20_Contents"><draw:frame draw:style-name="fr1" draw:name="Frame32" text:anchor-type="as-char" fo:min-width="0.0161in" draw:z-index="31"><draw:text-box fo:min-height="0.0161in"><text:p text:style-name="Interlin_20_Orthographic"/><text:p text:style-name="Interlin_20_Base">naane</text:p><text:p text:style-name="Interlin_20_Orthographic_20_Morph"/><text:p text:style-name="Interlin_20_Morph">nanu</text:p><text:p text:style-name="Interlin_20_Gloss">I</text:p><text:p text:style-name="Interlin_20_POS">pro</text:p></draw:text-box></draw:frame><draw:frame draw:style-name="fr1" draw:name="Frame33" text:anchor-type="as-char" fo:min-width="0.0161in" draw:z-index="32"><draw:text-box fo:min-height="0.0161in"><text:p text:style-name="Interlin_20_Orthographic"/><text:p text:style-name="Interlin_20_Base">angiɾund̪u</text:p><text:p text:style-name="Interlin_20_Orthographic_20_Morph"/><text:p text:style-name="Interlin_20_Morph">angu-d̪iɾund̪u</text:p><text:p text:style-name="Interlin_20_Gloss">there-from.ABL</text:p><text:p text:style-name="Interlin_20_POS">dem</text:p></draw:text-box></draw:frame><draw:frame draw:style-name="fr1" draw:name="Frame34" text:anchor-type="as-char" fo:min-width="0.0161in" draw:z-index="33"><draw:text-box fo:min-height="0.0161in"><text:p text:style-name="Interlin_20_Orthographic"/><text:p text:style-name="Interlin_20_Base">aɾacu</text:p><text:p text:style-name="Interlin_20_Orthographic_20_Morph"/><text:p text:style-name="Interlin_20_Morph">aɾacu</text:p><text:p text:style-name="Interlin_20_Gloss">government</text:p><text:p text:style-name="Interlin_20_POS">adj</text:p></draw:text-box></draw:frame><draw:frame draw:style-name="fr1" draw:name="Frame35" text:anchor-type="as-char" fo:min-width="0.0161in" draw:z-index="34"><draw:text-box fo:min-height="0.0161in"><text:p text:style-name="Interlin_20_Orthographic"/><text:p text:style-name="Interlin_20_Base">basɨd̪i</text:p><text:p text:style-name="Interlin_20_Orthographic_20_Morph"/><text:p text:style-name="Interlin_20_Morph">basɨ-d̪i</text:p><text:p text:style-name="Interlin_20_Gloss">bus-LOC.in</text:p><text:p text:style-name="Interlin_20_POS">n</text:p></draw:text-box></draw:frame><draw:frame draw:style-name="fr1" draw:name="Frame36" text:anchor-type="as-char" fo:min-width="0.0161in" draw:z-index="35"><draw:text-box fo:min-height="0.0161in"><text:p text:style-name="Interlin_20_Orthographic"/><text:p text:style-name="Interlin_20_Base">anekaʈike</text:p><text:p text:style-name="Interlin_20_Orthographic_20_Morph"/><text:p text:style-name="Interlin_20_Morph">anekaʈi-kkeː</text:p><text:p text:style-name="Interlin_20_Gloss">Anekati.place-to.ALLAT</text:p><text:p text:style-name="Interlin_20_POS">Pn</text:p></draw:text-box></draw:frame><draw:frame draw:style-name="fr1" draw:name="Frame37" text:anchor-type="as-char" fo:min-width="0.0161in" draw:z-index="36"><draw:text-box fo:min-height="0.0161in"><text:p text:style-name="Interlin_20_Orthographic"/><text:p text:style-name="Interlin_20_Base">ʋand̪eː.</text:p><text:p text:style-name="Interlin_20_Orthographic_20_Morph"/><text:p text:style-name="Interlin_20_Morph">ʋaː-t̪t̪-eː</text:p><text:p text:style-name="Interlin_20_Gloss">***-past-1sg</text:p><text:p text:style-name="Interlin_20_POS">v</text:p></draw:text-box></draw:frame></text:p>
            <text:p text:style-name="Interlin_20_Freeform_20_Gloss">From there I came by government bus number 2 to Anekati.<text:span text:style-name="Interlin_20_Reference_20_Number"> <text:s text:c="3"/>JPDN29.2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Interlin_20_Example_20_Number">()</text:p>
          </table:table-cell>
          <table:table-cell table:style-name="Table7.A1" office:value-type="string">
            <text:p text:style-name="Table_20_Contents"><draw:frame draw:style-name="fr1" draw:name="Frame38" text:anchor-type="as-char" fo:min-width="0.0161in" draw:z-index="37"><draw:text-box fo:min-height="0.0161in"><text:p text:style-name="Interlin_20_Orthographic"/><text:p text:style-name="Interlin_20_Base">anekaʈikeː</text:p><text:p text:style-name="Interlin_20_Orthographic_20_Morph"/><text:p text:style-name="Interlin_20_Morph">anekaʈi-kkeː</text:p><text:p text:style-name="Interlin_20_Gloss">Anekati.place-to.ALLAT</text:p><text:p text:style-name="Interlin_20_POS">Pn</text:p></draw:text-box></draw:frame><draw:frame draw:style-name="fr2" draw:name="Frame39" text:anchor-type="as-char" fo:min-width="0.0161in" draw:z-index="38"><draw:text-box fo:min-height="0.0161in"><text:p text:style-name="Interlin_20_Orthographic"/><text:p text:style-name="Interlin_20_Base">ʋand̪u</text:p><text:p text:style-name="Interlin_20_Orthographic_20_Morph"/><text:p text:style-name="Interlin_20_Morph">ʋaː-t̪u</text:p><text:p text:style-name="Interlin_20_Gloss">come-ptc</text:p><text:p text:style-name="Interlin_20_POS">v</text:p></draw:text-box></draw:frame><draw:frame draw:style-name="fr2" draw:name="Frame40" text:anchor-type="as-char" fo:min-width="0.0161in" draw:z-index="39"><draw:text-box fo:min-height="0.0161in"><text:p text:style-name="Interlin_20_Orthographic"/><text:p text:style-name="Interlin_20_Base">kondʒa</text:p><text:p text:style-name="Interlin_20_Orthographic_20_Morph"/><text:p text:style-name="Interlin_20_Morph">kondʒa</text:p><text:p text:style-name="Interlin_20_Gloss">some</text:p><text:p text:style-name="Interlin_20_POS">adv</text:p></draw:text-box></draw:frame><draw:frame draw:style-name="fr2" draw:name="Frame41" text:anchor-type="as-char" fo:min-width="0.0161in" draw:z-index="40"><draw:text-box fo:min-height="0.0161in"><text:p text:style-name="Interlin_20_Orthographic"/><text:p text:style-name="Interlin_20_Base">neɾa</text:p><text:p text:style-name="Interlin_20_Orthographic_20_Morph"/><text:p text:style-name="Interlin_20_Morph">neɾa</text:p><text:p text:style-name="Interlin_20_Gloss">awhile</text:p><text:p text:style-name="Interlin_20_POS">adv</text:p></draw:text-box></draw:frame><draw:frame draw:style-name="fr2" draw:name="Frame42" text:anchor-type="as-char" fo:min-width="0.0161in" draw:z-index="41"><draw:text-box fo:min-height="0.0161in"><text:p text:style-name="Interlin_20_Orthographic"/><text:p text:style-name="Interlin_20_Base">nind̪iɾund̪emu.</text:p><text:p text:style-name="Interlin_20_Orthographic_20_Morph"/><text:p text:style-name="Interlin_20_Morph">nil-t̪t̪-iɾu-t̪t̪-eːmu</text:p><text:p text:style-name="Interlin_20_Gloss">stand-past-stative-past-1pl</text:p><text:p text:style-name="Interlin_20_POS">v</text:p></draw:text-box></draw:frame></text:p>
            <text:p text:style-name="Interlin_20_Freeform_20_Gloss">On arriving at Anekati, I stood for some time.<text:span text:style-name="Interlin_20_Reference_20_Number"> <text:s text:c="3"/>JPDN30.3</text:span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Interlin_20_Example_20_Number">()</text:p>
          </table:table-cell>
          <table:table-cell table:style-name="Table8.A1" office:value-type="string">
            <text:p text:style-name="Table_20_Contents"><draw:frame draw:style-name="fr1" draw:name="Frame43" text:anchor-type="as-char" fo:min-width="0.0161in" draw:z-index="42"><draw:text-box fo:min-height="0.0161in"><text:p text:style-name="Interlin_20_Orthographic"/><text:p text:style-name="Interlin_20_Base">koyamputor</text:p><text:p text:style-name="Interlin_20_Orthographic_20_Morph"/><text:p text:style-name="Interlin_20_Morph">koyamputor</text:p><text:p text:style-name="Interlin_20_Gloss">Coimbatore</text:p><text:p text:style-name="Interlin_20_POS">Pn</text:p></draw:text-box></draw:frame><draw:frame draw:style-name="fr2" draw:name="Frame44" text:anchor-type="as-char" fo:min-width="0.0161in" draw:z-index="43"><draw:text-box fo:min-height="0.0161in"><text:p text:style-name="Interlin_20_Orthographic"/><text:p text:style-name="Interlin_20_Base">basɨkeː</text:p><text:p text:style-name="Interlin_20_Orthographic_20_Morph"/><text:p text:style-name="Interlin_20_Morph">bas-keː</text:p><text:p text:style-name="Interlin_20_Gloss">bus-to.allative</text:p><text:p text:style-name="Interlin_20_POS">n</text:p></draw:text-box></draw:frame><draw:frame draw:style-name="fr2" draw:name="Frame45" text:anchor-type="as-char" fo:min-width="0.0161in" draw:z-index="44"><draw:text-box fo:min-height="0.0161in"><text:p text:style-name="Interlin_20_Orthographic"/><text:p text:style-name="Interlin_20_Base">eːɾunemu.</text:p><text:p text:style-name="Interlin_20_Orthographic_20_Morph"/><text:p text:style-name="Interlin_20_Morph">eːɾu-t̪t̪-eːmu</text:p><text:p text:style-name="Interlin_20_Gloss">get.on-past-1pl</text:p><text:p text:style-name="Interlin_20_POS">v</text:p></draw:text-box></draw:frame></text:p>
            <text:p text:style-name="Interlin_20_Freeform_20_Gloss">I got into the Coimbatore bus.<text:span text:style-name="Interlin_20_Reference_20_Number"> <text:s text:c="3"/>JPDN30.4</text:span></text:p>
          </table:table-cell>
        </table:table-row>
      </table:table>
      <text:p text:style-name="Standard"/>
      <text:p text:style-name="Standard">#JPDN31.5</text:p>
      <text:p text:style-name="Abbreviation_20_Item">1<text:tab/>first person</text:p>
      <text:p text:style-name="Abbreviation_20_Item">2<text:tab/>second person</text:p>
      <text:p text:style-name="Abbreviation_20_Item">3<text:tab/>third person</text:p>
      <text:p text:style-name="Abbreviation_20_Item">A<text:tab/>agent-like argument of canonical transitive verb</text:p>
      <text:p text:style-name="Abbreviation_20_Item">ABL<text:tab/>ablative</text:p>
      <text:p text:style-name="Abbreviation_20_Item">ACC<text:tab/>accusative</text:p>
      <text:p text:style-name="Abbreviation_20_Item">ADJ<text:tab/>Adjective</text:p>
      <text:p text:style-name="Abbreviation_20_Item">ADV<text:tab/>adverb</text:p>
      <text:p text:style-name="Abbreviation_20_Item">ALL<text:tab/>allative</text:p>
      <text:p text:style-name="Abbreviation_20_Item">DAT<text:tab/>dative</text:p>
      <text:p text:style-name="Abbreviation_20_Item">DEM<text:tab/>demonstrative</text:p>
      <text:p text:style-name="Abbreviation_20_Item">DET<text:tab/>determiner</text:p>
      <text:p text:style-name="Abbreviation_20_Item">GEN<text:tab/>genitive</text:p>
      <text:p text:style-name="Abbreviation_20_Item">INF<text:tab/>infinitive</text:p>
      <text:p text:style-name="Abbreviation_20_Item">LOC<text:tab/>locative</text:p>
      <text:p text:style-name="Abbreviation_20_Item">N<text:tab/>neuter</text:p>
      <text:p text:style-name="Abbreviation_20_Item">N<text:tab/>non- (e.g. NSG nonsingular, NPST nonpast)</text:p>
      <text:p text:style-name="Abbreviation_20_Item">Pn<text:tab/>proper noun</text:p>
      <text:p text:style-name="Abbreviation_20_Item">PROG<text:tab/>progressive</text:p>
      <text:p text:style-name="Abbreviation_20_Item"/>
      <text:p text:style-name="Abbreviation_20_Item">1<text:tab/>first person</text:p>
      <text:p text:style-name="Abbreviation_20_Item">1PL<text:tab/></text:p>
      <text:p text:style-name="Abbreviation_20_Item">1SG<text:tab/></text:p>
      <text:p text:style-name="Abbreviation_20_Item">2<text:tab/>second person</text:p>
      <text:p text:style-name="Abbreviation_20_Item">3<text:tab/>third person</text:p>
      <text:p text:style-name="Abbreviation_20_Item">3SM<text:tab/>Third masculine singular</text:p>
      <text:p text:style-name="Abbreviation_20_Item"><text:soft-page-break/>A<text:tab/>agent-like argument of canonical transitive verb</text:p>
      <text:p text:style-name="Abbreviation_20_Item">ABL<text:tab/>ablative</text:p>
      <text:p text:style-name="Abbreviation_20_Item">ACC<text:tab/>accusative</text:p>
      <text:p text:style-name="Abbreviation_20_Item">ADJ<text:tab/>Adjective</text:p>
      <text:p text:style-name="Abbreviation_20_Item">ADV<text:tab/>adverb</text:p>
      <text:p text:style-name="Abbreviation_20_Item">ALL<text:tab/>allative</text:p>
      <text:p text:style-name="Abbreviation_20_Item">ALLAT<text:tab/></text:p>
      <text:p text:style-name="Abbreviation_20_Item">DAT<text:tab/>dative</text:p>
      <text:p text:style-name="Abbreviation_20_Item">DEM<text:tab/>demonstrative</text:p>
      <text:p text:style-name="Abbreviation_20_Item">DET<text:tab/>determiner</text:p>
      <text:p text:style-name="Abbreviation_20_Item">GEN<text:tab/>genitive</text:p>
      <text:p text:style-name="Abbreviation_20_Item">INF<text:tab/>infinitive</text:p>
      <text:p text:style-name="Abbreviation_20_Item">LOC<text:tab/>locative</text:p>
      <text:p text:style-name="Abbreviation_20_Item">N<text:tab/>neuter</text:p>
      <text:p text:style-name="Abbreviation_20_Item">N<text:tab/>non- (e.g. NSG nonsingular, NPST nonpast)</text:p>
      <text:p text:style-name="Abbreviation_20_Item">PN<text:tab/>proper noun</text:p>
      <text:p text:style-name="Abbreviation_20_Item">PROG<text:tab/>progressive</text:p>
      <text:p text:style-name="Abbreviation_20_Item">PTC<text:tab/></text:p>
      <text:p text:style-name="Abbreviation_20_Item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Courier New1" svg:font-family="'Courier New'"/>
    <style:font-face style:name="Doulos SIL1" svg:font-family="'Doulos SIL'"/>
    <style:font-face style:name="Latha1" svg:font-family="Latha"/>
    <style:font-face style:name="Times New Roman1" svg:font-family="'Times New Roman'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Latha" svg:font-family="Lath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Lex_20_Example" style:display-name="Lex Example" style:family="paragraph" style:parent-style-name="Standard">
      <style:paragraph-properties>
        <style:tab-stops>
          <style:tab-stop style:position="0.5in"/>
          <style:tab-stop style:position="2in"/>
          <style:tab-stop style:position="3.5in"/>
          <style:tab-stop style:position="5in"/>
          <style:tab-stop style:position="6.5in"/>
        </style:tab-stops>
      </style:paragraph-properties>
    </style:style>
    <style:style style:name="Interlin_20_Orthographic" style:display-name="Interlin Orthographic" style:family="paragraph">
      <style:text-properties fo:color="#000000" style:font-name="Latha" fo:font-size="14pt" style:font-name-complex="Latha1" style:font-size-complex="14pt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Orthographic_20_Morph" style:display-name="Interlin Orthographic Morph" style:family="paragraph">
      <style:text-properties fo:color="#000000" style:font-name="Latha" fo:font-size="14pt" style:font-name-complex="Latha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breviation_20_Item" style:display-name="Abbreviation Item" style:family="paragraph">
      <style:text-properties style:font-name="Times New Roman" fo:font-size="12pt" style:font-name-complex="Times New Roman1" style:font-size-complex="12pt"/>
    </style:style>
    <style:style style:name="Lex_20_Phonemic" style:display-name="Lex Phonemic" style:family="text">
      <style:text-properties fo:color="#008000" style:font-name="Doulos SIL" fo:font-size="14pt" style:font-name-complex="Doulos SIL1" style:font-size-complex="14pt"/>
    </style:style>
    <style:style style:name="Lex_20_Phonetic" style:display-name="Lex Phonetic" style:family="text">
      <style:text-properties fo:color="#0000ff" style:font-name="Doulos SIL" fo:font-size="14pt" style:font-name-complex="Doulos SIL1" style:font-size-complex="14pt"/>
    </style:style>
    <style:style style:name="Lex_20_Gloss" style:display-name="Lex Gloss" style:family="text">
      <style:text-properties fo:color="#000000" style:font-name="Times New Roman" fo:font-size="12pt" style:font-name-complex="Times New Roman1" style:font-size-complex="12pt"/>
    </style:style>
    <style:style style:name="Lex_20_Reference_20_Number" style:display-name="Lex Reference Number" style:family="text">
      <style:text-properties fo:color="#ff0000" style:font-name="Courier New" fo:font-size="12pt" style:font-name-complex="Courier New1" style:font-size-complex="12pt"/>
    </style:style>
    <style:style style:name="Interlin_20_Reference_20_Number" style:display-name="Interlin Reference Number" style:family="text">
      <style:text-properties fo:color="#800000" style:font-name="Courier New" fo:font-size="12pt" style:font-name-complex="Courier New1" style:font-size-complex="12pt"/>
    </style:style>
    <style:style style:name="Interlin_20_Frame" style:display-name="Interlin Frame" style:family="graphic">
      <style:graphic-properties fo:min-width="0.0161in" fo:min-height="0.0161in" text:anchor-type="as-char" svg:y="0in" fo:margin-left="0in" fo:margin-right="0.1in" fo:margin-top="0in" fo:margin-bottom="0.1in" style:vertical-pos="top" style:vertical-rel="line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svg:y="0in" fo:margin-left="0in" fo:margin-right="0.1in" fo:margin-top="0in" fo:margin-bottom="0in" style:vertical-pos="top" style:vertical-rel="line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ornelsen</meta:initial-creator>
    <meta:creation-date>2010-10-29T13:01:59.52</meta:creation-date>
    <dc:date>2010-10-29T14:05:16.95</dc:date>
    <dc:creator>Jim Kornelsen</dc:creator>
    <meta:editing-duration>PT00H34M46S</meta:editing-duration>
    <meta:editing-cycles>2</meta:editing-cycles>
    <meta:generator>OpenOffice.org/3.2$Win32 OpenOffice.org_project/320m18$Build-9502</meta:generator>
    <meta:document-statistic meta:table-count="8" meta:image-count="0" meta:object-count="0" meta:page-count="5" meta:paragraph-count="246" meta:word-count="427" meta:character-count="2835"/>
  </office:meta>
</office:document-meta>
</file>